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200000034C0000034DE7239514DF97E77F.svm" manifest:media-type="image/x-svm"/>
  <manifest:file-entry manifest:full-path="Pictures/10000200000000280000002835715A9FFDB8BF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7.55cm" fo:min-width="8.7cm"/>
    </style:style>
    <style:style style:name="gr2" style:family="graphic" style:parent-style-name="standard">
      <style:graphic-properties draw:stroke="none" svg:stroke-color="#000000" draw:fill="none" draw:fill-color="#ffffff" fo:min-height="1.27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2cm" svg:height="7.8cm" svg:x="-1.7cm" svg:y="-0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35cm" svg:height="1.525cm" svg:x="0.803cm" svg:y="4.975cm">
          <draw:text-box>
            <text:p text:style-name="P2"><text:span text:style-name="T1">Network</text:span></text:p>
          </draw:text-box>
        </draw:frame>
        <draw:frame draw:style-name="gr3" draw:text-style-name="P4" draw:layer="layout" svg:width="4.013cm" svg:height="4.018cm" svg:x="1.014cm" svg:y="0.4cm">
          <draw:image xlink:href="Pictures/200000200000034C0000034DE7239514DF97E77F.svm" xlink:type="simple" xlink:show="embed" xlink:actuate="onLoad" loext:mime-type="image/x-svm">
            <text:p/>
          </draw:image>
          <draw:image xlink:href="Pictures/10000200000000280000002835715A9FFDB8BF6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4cm" fo:page-height="7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29:29.871000000</meta:creation-date>
    <dc:date>2019-09-18T00:57:30.351000000</dc:date>
    <meta:editing-duration>PT6M22S</meta:editing-duration>
    <meta:editing-cycles>4</meta:editing-cycles>
    <meta:generator>LibreOffice/6.3.0.4$Windows_X86_64 LibreOffice_project/057fc023c990d676a43019934386b85b21a9ee99</meta:generator>
    <meta:document-statistic meta:object-count="3"/>
  </office:meta>
</office:document-meta>
</file>